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>
        <style:tab-stops>
          <style:tab-stop style:position="1.0516in"/>
        </style:tab-stops>
      </style:paragraph-properties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officeooo:paragraph-rsid="00067632"/>
    </style:style>
    <style:style style:name="P7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0.51pt solid #000000"/>
      <style:text-properties officeooo:rsid="00067632" officeooo:paragraph-rsid="00067632"/>
    </style:style>
    <style:style style:name="T1" style:family="text"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KompyuterM3chakrs</text:span></text:p>
      <text:p text:style-name="Standard"><text:span text:style-name="T2">Week of (Date):</text:span></text:p>
      <text:p text:style-name="P1"/>
      <text:p text:style-name="Standard"><text:span text:style-name="T2">Team Members Active this Week:</text:span>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Standard"><text:span text:style-name="T2">Weekly Update of Project/Research (Summarized by Team Lead):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2"><text:tab/></text:span></text:p>
      <text:p text:style-name="P2"><text:soft-page-break/></text:p>
      <text:p text:style-name="P4"><text:span text:style-name="T2">Please explain in detail what you worked on this week.</text:span></text:p>
      <text:p text:style-name="P2"/>
      <text:p text:style-name="P2"/>
      <text:p text:style-name="P2"/>
      <text:p text:style-name="P2"/>
      <text:p text:style-name="P4"><text:span text:style-name="T2">What are the outcomes of your research and time for the week?</text:span></text:p>
      <text:p text:style-name="P2"/>
      <text:p text:style-name="P2"/>
      <text:p text:style-name="P2"/>
      <text:p text:style-name="P2"/>
      <text:p text:style-name="P4"><text:span text:style-name="T2">Please describe any roadblocks or difficulties you experienced in your research this week.</text:span></text:p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2">What are your next steps moving forward?</text:span></text:p>
      <text:p text:style-name="P2"/>
      <text:p text:style-name="P2"/>
      <text:p text:style-name="P2"/>
      <text:p text:style-name="P2"/>
      <text:p text:style-name="P2"/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officeooo:paragraph-rsid="00067632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-top="0.1598in" fo:padding-bottom="0.6598in" fo:padding-left="0.6598in" fo:padding-right="0.659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="0.44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Name:<text:tab/><text:tab/><text:tab/><text:tab/><text:tab/><text:tab/><text:tab/>Hours worked this week:</text:span></text:p>
        <text:p text:style-name="Header"/>
      </style:header>
      <style:header-first>
        <text:p text:style-name="MP1"><text:span text:style-name="MT1"/></text:p>
      </style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ukoulas, Angelika C</meta:initial-creator>
    <meta:editing-cycles>5</meta:editing-cycles>
    <meta:creation-date>2019-05-30T20:41:00</meta:creation-date>
    <dc:date>2019-06-06T13:15:29.294566212</dc:date>
    <meta:editing-duration>PT2M41S</meta:editing-duration>
    <meta:generator>LibreOffice/6.0.7.3$Linux_X86_64 LibreOffice_project/00m0$Build-3</meta:generator>
    <meta:document-statistic meta:table-count="0" meta:image-count="0" meta:object-count="0" meta:page-count="2" meta:paragraph-count="10" meta:word-count="64" meta:character-count="403" meta:non-whitespace-character-count="3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